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2957in" fo:margin-top="0in" fo:margin-bottom="0in" style:contextual-spacing="false" fo:line-height="1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yle7">
      <style:paragraph-properties fo:margin-right="-0.0008in" fo:line-height="100%" fo:text-align="center" style:justify-single-word="false" fo:orphans="2" fo:widows="2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yle7">
      <style:paragraph-properties fo:margin-right="-0.0008in" fo:margin-top="0in" fo:margin-bottom="0in" style:contextual-spacing="true" fo:line-height="100%" fo:text-align="center" style:justify-single-word="false" fo:orphans="2" fo:widows="2"/>
    </style:style>
    <style:style style:name="P5" style:family="paragraph" style:parent-style-name="Style7">
      <style:paragraph-properties fo:margin-right="-0.0008in" fo:margin-top="0in" fo:margin-bottom="0in" style:contextual-spacing="true" fo:line-height="100%" fo:text-align="center" style:justify-single-word="false" fo:orphans="2" fo:widows="2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</style:style>
    <style:style style:name="P7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yle19">
      <style:paragraph-properties fo:margin-top="0in" fo:margin-bottom="0in" style:contextual-spacing="true" fo:line-height="100%" fo:text-align="center" style:justify-single-word="false" fo:orphans="2" fo:widows="2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yle17">
      <style:paragraph-properties fo:margin-right="-0.0008in" fo:line-height="100%" fo:orphans="2" fo:widows="2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yle17">
      <style:paragraph-properties fo:margin-left="2.8547in" fo:line-height="100%" fo:text-align="start" style:justify-single-word="false" fo:orphans="2" fo:widows="2"/>
    </style:style>
    <style:style style:name="P11" style:family="paragraph" style:parent-style-name="Style17">
      <style:paragraph-properties fo:margin-left="2.8547in" fo:line-height="100%" fo:text-align="start" style:justify-single-word="false" fo:orphans="2" fo:widows="2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yle17">
      <style:paragraph-properties fo:margin-left="2.8547in" fo:line-height="100%" fo:text-align="start" style:justify-single-word="false" fo:orphans="2" fo:widows="2"/>
      <style:text-properties officeooo:paragraph-rsid="000c105e"/>
    </style:style>
    <style:style style:name="P13" style:family="paragraph" style:parent-style-name="Style17">
      <style:paragraph-properties fo:margin-left="3.2484in" fo:line-height="100%" fo:orphans="2" fo:widows="2"/>
    </style:style>
    <style:style style:name="P14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5" style:family="paragraph" style:parent-style-name="Штампы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Штампы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Heading_20_4">
      <style:paragraph-properties fo:line-height="150%" fo:text-align="start" style:justify-single-word="false" fo:break-before="page"/>
      <style:text-properties fo:font-weight="normal" officeooo:rsid="0002f440" officeooo:paragraph-rsid="0002f440" style:font-weight-asian="normal" style:font-weight-complex="normal"/>
    </style:style>
    <style:style style:name="P18" style:family="paragraph" style:parent-style-name="Text_20_body" style:list-style-name="L1">
      <style:paragraph-properties fo:margin-top="0in" fo:margin-bottom="0in" style:contextual-spacing="false"/>
    </style:style>
    <style:style style:name="P19" style:family="paragraph" style:parent-style-name="Text_20_body" style:list-style-name="L1"/>
    <style:style style:name="P20" style:family="paragraph" style:parent-style-name="Штампы">
      <style:paragraph-properties fo:line-height="150%" fo:text-align="start" style:justify-single-word="false"/>
      <style:text-properties fo:font-weight="normal" officeooo:rsid="0002f440" officeooo:paragraph-rsid="0002f440" style:font-weight-asian="normal" style:font-weight-complex="normal"/>
    </style:style>
    <style:style style:name="P21" style:family="paragraph" style:parent-style-name="Heading_20_4">
      <style:paragraph-properties fo:line-height="150%" fo:text-align="start" style:justify-single-word="false"/>
      <style:text-properties fo:font-size="10pt" fo:font-weight="normal" officeooo:rsid="0002f440" officeooo:paragraph-rsid="0002f440" style:font-size-asian="10pt" style:font-weight-asian="normal" style:font-size-complex="10pt" style:font-weight-complex="normal"/>
    </style:style>
    <style:style style:name="P22" style:family="paragraph" style:parent-style-name="Text_20_body" style:list-style-name="L2">
      <style:paragraph-properties fo:margin-top="0in" fo:margin-bottom="0in" style:contextual-spacing="false"/>
    </style:style>
    <style:style style:name="P23" style:family="paragraph" style:parent-style-name="Text_20_body" style:list-style-name="L2"/>
    <style:style style:name="P24" style:family="paragraph" style:parent-style-name="Штампы">
      <style:paragraph-properties fo:line-height="150%" fo:text-align="start" style:justify-single-word="false"/>
      <style:text-properties fo:font-size="10pt" fo:font-weight="normal" officeooo:rsid="0002f440" officeooo:paragraph-rsid="0002f440" style:font-size-asian="10pt" style:font-weight-asian="normal" style:font-size-complex="10pt" style:font-weight-complex="normal"/>
    </style:style>
    <style:style style:name="P25" style:family="paragraph" style:parent-style-name="Heading_20_3">
      <style:paragraph-properties fo:line-height="150%" fo:text-align="start" style:justify-single-word="false"/>
      <style:text-properties fo:font-weight="normal" officeooo:paragraph-rsid="00059e55" style:font-weight-asian="normal" style:font-weight-complex="normal"/>
    </style:style>
    <style:style style:name="P26" style:family="paragraph" style:parent-style-name="Text_20_body">
      <style:paragraph-properties fo:line-height="150%" fo:text-align="start" style:justify-single-word="false"/>
      <style:text-properties fo:font-weight="normal" officeooo:paragraph-rsid="00059e55" style:font-weight-asian="normal" style:font-weight-complex="normal"/>
    </style:style>
    <style:style style:name="P27" style:family="paragraph" style:parent-style-name="Text_20_body">
      <style:paragraph-properties fo:line-height="150%" fo:text-align="start" style:justify-single-word="false" fo:break-before="page"/>
      <style:text-properties fo:font-weight="normal" officeooo:paragraph-rsid="00059e55" style:font-weight-asian="normal" style:font-weight-complex="normal"/>
    </style:style>
    <style:style style:name="P28" style:family="paragraph" style:parent-style-name="Heading_20_4">
      <style:paragraph-properties fo:line-height="150%" fo:text-align="start" style:justify-single-word="false"/>
      <style:text-properties fo:font-weight="normal" officeooo:paragraph-rsid="00059e55" style:font-weight-asian="normal" style:font-weight-complex="normal"/>
    </style:style>
    <style:style style:name="P29" style:family="paragraph" style:parent-style-name="Text_20_body" style:list-style-name="L3">
      <style:paragraph-properties fo:margin-top="0in" fo:margin-bottom="0in" style:contextual-spacing="false"/>
    </style:style>
    <style:style style:name="P30" style:family="paragraph" style:parent-style-name="Text_20_body" style:list-style-name="L3"/>
    <style:style style:name="P31" style:family="paragraph" style:parent-style-name="Text_20_body" style:list-style-name="L4">
      <style:paragraph-properties fo:margin-top="0in" fo:margin-bottom="0in" style:contextual-spacing="false"/>
    </style:style>
    <style:style style:name="P32" style:family="paragraph" style:parent-style-name="Text_20_body" style:list-style-name="L4"/>
    <style:style style:name="P33" style:family="paragraph" style:parent-style-name="Text_20_body" style:list-style-name="L5">
      <style:paragraph-properties fo:margin-top="0in" fo:margin-bottom="0in" style:contextual-spacing="false"/>
    </style:style>
    <style:style style:name="P34" style:family="paragraph" style:parent-style-name="Text_20_body" style:list-style-name="L5"/>
    <style:style style:name="P35" style:family="paragraph" style:parent-style-name="Preformatted_20_Text">
      <style:paragraph-properties fo:break-before="page"/>
    </style:style>
    <style:style style:name="P36" style:family="paragraph" style:parent-style-name="Text_20_body" style:list-style-name="L6">
      <style:paragraph-properties fo:margin-top="0in" fo:margin-bottom="0in" style:contextual-spacing="false"/>
    </style:style>
    <style:style style:name="P37" style:family="paragraph" style:parent-style-name="Text_20_body" style:list-style-name="L6"/>
    <style:style style:name="P38" style:family="paragraph" style:parent-style-name="Text_20_body" style:list-style-name="L7">
      <style:paragraph-properties fo:margin-top="0in" fo:margin-bottom="0in" style:contextual-spacing="false"/>
    </style:style>
    <style:style style:name="P39" style:family="paragraph" style:parent-style-name="Text_20_body" style:list-style-name="L7"/>
    <style:style style:name="P40" style:family="paragraph" style:parent-style-name="Footer">
      <style:paragraph-properties fo:padding="0in" fo:border="none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0fd6c9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02f440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02f440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fo:font-size="10pt" officeooo:rsid="0002f440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бюджетное 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2">(СибГУТИ)</text:p>
      <text:p text:style-name="P3"/>
      <text:p text:style-name="P4"><text:span text:style-name="Font_20_Style22"><text:span text:style-name="T1">Кафедра вычислительных систем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Font_20_Style22"><text:span text:style-name="T1">РАСЧЕТНО-ГРАФИЧЕСКОЕ ЗАДАНИЕ</text:span></text:span></text:p>
      <text:p text:style-name="P6"><text:span text:style-name="Font_20_Style22"><text:span text:style-name="T1">по дисциплине «</text:span></text:span><text:span text:style-name="Font_20_Style22"><text:span text:style-name="T2">Архитектура вычислительных систем</text:span></text:span><text:span text:style-name="Font_20_Style22"><text:span text:style-name="T1">»</text:span></text:span></text:p>
      <text:p text:style-name="P7"/>
      <text:p text:style-name="P6"><text:span text:style-name="Font_20_Style22"><text:span text:style-name="T3"/></text:span></text:p>
      <text:p text:style-name="P6"><text:span text:style-name="Font_20_Style22"><text:span text:style-name="T1"><text:s/><text:line-break/></text:span></text:span></text:p>
      <text:p text:style-name="P8"/>
      <text:p text:style-name="P8"/>
      <text:p text:style-name="P9"/>
      <text:p text:style-name="P10"><text:span text:style-name="Font_20_Style22"><text:span text:style-name="T4"><text:tab/><text:tab/>Выполнил:</text:span></text:span></text:p>
      <text:p text:style-name="P11"/>
      <text:p text:style-name="P12"><text:span text:style-name="Font_20_Style22"><text:span text:style-name="T4">студент группы <text:s/>ИВ-</text:span></text:span><text:span text:style-name="Font_20_Style22"><text:span text:style-name="T5">221</text:span></text:span></text:p>
      <text:p text:style-name="P12"><text:span text:style-name="Font_20_Style22"><text:span text:style-name="T5"><text:tab/><text:tab/></text:span></text:span><text:span text:style-name="Font_20_Style22"><text:span text:style-name="T4">Гордов Роман Сергеевич</text:span></text:span></text:p>
      <text:p text:style-name="P13"><text:span text:style-name="Font_20_Style22"><text:span text:style-name="T4"><text:s text:c="3"/></text:span>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6">Новосибирск 202</text:span><text:span text:style-name="T7">4</text:span><text:span text:style-name="T6"> г.</text:span></text:p>
      <text:h text:style-name="P17" text:outline-level="4"><text:span text:style-name="Strong_20_Emphasis">Цель работы</text:span></text:h>
      <text:p text:style-name="Text_20_body">Создать систему мониторинга на основе Docker с использованием технологий:</text:p>
      <text:list text:style-name="L1">
        <text:list-item>
          <text:p text:style-name="P18"><text:span text:style-name="Strong_20_Emphasis">Prometheus</text:span> для сбора и хранения метрик.</text:p>
        </text:list-item>
        <text:list-item>
          <text:p text:style-name="P18"><text:span text:style-name="Strong_20_Emphasis">Grafana</text:span> для визуализации данных.</text:p>
        </text:list-item>
        <text:list-item>
          <text:p text:style-name="P18"><text:span text:style-name="Strong_20_Emphasis">Node Exporter</text:span>, <text:span text:style-name="Strong_20_Emphasis">Telegraf</text:span>, <text:span text:style-name="Strong_20_Emphasis">CAdvisor</text:span> для экспорта метрик.</text:p>
        </text:list-item>
        <text:list-item>
          <text:p text:style-name="P19"><text:span text:style-name="Strong_20_Emphasis">Alertmanager</text:span> для управления уведомлениями об аномалиях.<text:line-break/>Обеспечить доступ к интерфейсам через HTTPS и настроить алертинг для одной из метрик.</text:p>
        </text:list-item>
      </text:list>
      <text:p text:style-name="P20"/>
      <text:p text:style-name="P20"/>
      <text:h text:style-name="P21" text:outline-level="4"><text:span text:style-name="Strong_20_Emphasis">Требования (DoD)</text:span></text:h>
      <text:list text:style-name="L2">
        <text:list-item>
          <text:p text:style-name="P22">Интерфейсы доступны по разным доменам через HTTPS (Prometheus, Alertmanager, Grafana).</text:p>
        </text:list-item>
        <text:list-item>
          <text:p text:style-name="P22">Prometheus собирает метрики с нескольких источников (Node Exporter, Telegraf, CAdvisor).</text:p>
        </text:list-item>
        <text:list-item>
          <text:p text:style-name="P22">Создано несколько визуализаций в Grafana.</text:p>
        </text:list-item>
        <text:list-item>
          <text:p text:style-name="P22">Данные и настройки сохраняются при пересоздании проекта.</text:p>
        </text:list-item>
        <text:list-item>
          <text:p text:style-name="P23">Один из показателей имеет настроенный алерт.</text:p>
        </text:list-item>
      </text:list>
      <text:p text:style-name="P24"/>
      <text:p text:style-name="P24"/>
      <text:h text:style-name="P25" text:outline-level="3"><text:span text:style-name="Strong_20_Emphasis"><text:span text:style-name="T8">Реализация</text:span></text:span></text:h>
      <text:h text:style-name="Heading_20_4" text:outline-level="4">1. <text:span text:style-name="Strong_20_Emphasis">Docker Compose</text:span></text:h>
      <text:p text:style-name="Text_20_body">Создана инфраструктура с использованием <text:span text:style-name="Source_20_Text">docker-compose.yml</text:span> для запуска всех необходимых компонентов:</text:p>
      <text:p text:style-name="P26">version: '3.9'</text:p>
      <text:p text:style-name="P26"/>
      <text:p text:style-name="P26">services:</text:p>
      <text:p text:style-name="P26"><text:s text:c="2"/>prometheus:</text:p>
      <text:p text:style-name="P26"><text:s text:c="4"/>image: prom/prometheus:latest</text:p>
      <text:p text:style-name="P26"><text:s text:c="4"/>container_name: prometheus</text:p>
      <text:p text:style-name="P26"><text:s text:c="4"/>volumes:</text:p>
      <text:p text:style-name="P26"><text:s text:c="6"/>- ./prometheus/prometheus.yml:/etc/prometheus/prometheus.yml</text:p>
      <text:p text:style-name="P26"><text:soft-page-break/><text:s text:c="6"/>- ./prometheus/alerts.yml:/etc/prometheus/alerts.yml</text:p>
      <text:p text:style-name="P26"><text:s text:c="6"/>- prometheus_data:/prometheus</text:p>
      <text:p text:style-name="P26"><text:s text:c="4"/>ports:</text:p>
      <text:p text:style-name="P26"><text:s text:c="6"/>- "9090:9090"</text:p>
      <text:p text:style-name="P26"><text:s text:c="4"/>networks:</text:p>
      <text:p text:style-name="P26"><text:s text:c="6"/>- monitoring</text:p>
      <text:p text:style-name="P26"/>
      <text:p text:style-name="P26"><text:s text:c="2"/>alertmanager:</text:p>
      <text:p text:style-name="P26"><text:s text:c="4"/>image: prom/alertmanager:latest</text:p>
      <text:p text:style-name="P26"><text:s text:c="4"/>container_name: alertmanager</text:p>
      <text:p text:style-name="P26"><text:s text:c="4"/>volumes:</text:p>
      <text:p text:style-name="P26"><text:s text:c="6"/>- ./alertmanager/config.yml:/etc/alertmanager/config.yml</text:p>
      <text:p text:style-name="P26"><text:s text:c="4"/>ports:</text:p>
      <text:p text:style-name="P26"><text:s text:c="6"/>- "9093:9093"</text:p>
      <text:p text:style-name="P26"><text:s text:c="4"/>networks:</text:p>
      <text:p text:style-name="P26"><text:s text:c="6"/>- monitoring</text:p>
      <text:p text:style-name="P26"/>
      <text:p text:style-name="P26"><text:s text:c="2"/>grafana:</text:p>
      <text:p text:style-name="P26"><text:s text:c="4"/>image: grafana/grafana:latest</text:p>
      <text:p text:style-name="P26"><text:s text:c="4"/>container_name: grafana</text:p>
      <text:p text:style-name="P26"><text:s text:c="4"/>volumes:</text:p>
      <text:p text:style-name="P26"><text:s text:c="6"/>- grafana_data:/var/lib/grafana</text:p>
      <text:p text:style-name="P26"><text:s text:c="4"/>ports:</text:p>
      <text:p text:style-name="P26"><text:s text:c="6"/>- "3000:3000"</text:p>
      <text:p text:style-name="P26"><text:s text:c="4"/>networks:</text:p>
      <text:p text:style-name="P26"><text:soft-page-break/><text:s text:c="6"/>- monitoring</text:p>
      <text:p text:style-name="P26"><text:s text:c="4"/>environment:</text:p>
      <text:p text:style-name="P26"><text:s text:c="6"/>- GF_SECURITY_ADMIN_USER=admin</text:p>
      <text:p text:style-name="P26"><text:s text:c="6"/>- GF_SECURITY_ADMIN_PASSWORD=admin</text:p>
      <text:p text:style-name="P26"/>
      <text:p text:style-name="P26"><text:s text:c="2"/>node_exporter:</text:p>
      <text:p text:style-name="P26"><text:s text:c="4"/>image: prom/node-exporter:latest</text:p>
      <text:p text:style-name="P26"><text:s text:c="4"/>container_name: node_exporter</text:p>
      <text:p text:style-name="P26"><text:s text:c="4"/>ports:</text:p>
      <text:p text:style-name="P26"><text:s text:c="6"/>- "9100:9100"</text:p>
      <text:p text:style-name="P26"><text:s text:c="4"/>networks:</text:p>
      <text:p text:style-name="P26"><text:s text:c="6"/>- monitoring</text:p>
      <text:p text:style-name="P26"/>
      <text:p text:style-name="P26"><text:s text:c="2"/>cadvisor:</text:p>
      <text:p text:style-name="P26"><text:s text:c="4"/>image: gcr.io/cadvisor/cadvisor:latest</text:p>
      <text:p text:style-name="P26"><text:s text:c="4"/>container_name: cadvisor</text:p>
      <text:p text:style-name="P26"><text:s text:c="4"/>ports:</text:p>
      <text:p text:style-name="P26"><text:s text:c="6"/>- "8080:8080"</text:p>
      <text:p text:style-name="P26"><text:s text:c="4"/>networks:</text:p>
      <text:p text:style-name="P26"><text:s text:c="6"/>- monitoring</text:p>
      <text:p text:style-name="P26"><text:s text:c="4"/>volumes:</text:p>
      <text:p text:style-name="P26"><text:s text:c="6"/>- /:/rootfs:ro</text:p>
      <text:p text:style-name="P26"><text:s text:c="6"/>- /var/run:/var/run:ro</text:p>
      <text:p text:style-name="P26"><text:s text:c="6"/>- /sys:/sys:ro</text:p>
      <text:p text:style-name="P26"><text:s text:c="6"/>- /var/lib/docker/:/var/lib/docker:ro</text:p>
      <text:p text:style-name="P26"><text:soft-page-break/></text:p>
      <text:p text:style-name="P26"><text:s text:c="2"/>traefik:</text:p>
      <text:p text:style-name="P26"><text:s text:c="4"/>image: traefik:v2.10</text:p>
      <text:p text:style-name="P26"><text:s text:c="4"/>container_name: traefik</text:p>
      <text:p text:style-name="P26"><text:s text:c="4"/>ports:</text:p>
      <text:p text:style-name="P26"><text:s text:c="6"/>- "80:80"</text:p>
      <text:p text:style-name="P26"><text:s text:c="6"/>- "443:443"</text:p>
      <text:p text:style-name="P26"><text:s text:c="4"/>volumes:</text:p>
      <text:p text:style-name="P26"><text:s text:c="6"/>- ./traefik/traefik.yml:/etc/traefik/traefik.yml</text:p>
      <text:p text:style-name="P26"><text:s text:c="6"/>- ./traefik/acme.json:/acme.json</text:p>
      <text:p text:style-name="P26"><text:s text:c="4"/>networks:</text:p>
      <text:p text:style-name="P26"><text:s text:c="6"/>- monitoring</text:p>
      <text:p text:style-name="P26"/>
      <text:p text:style-name="P26">volumes:</text:p>
      <text:p text:style-name="P26"><text:s text:c="2"/>prometheus_data:</text:p>
      <text:p text:style-name="P26"><text:s text:c="2"/>grafana_data:</text:p>
      <text:p text:style-name="P26"/>
      <text:p text:style-name="P26">networks:</text:p>
      <text:p text:style-name="P26"><text:s text:c="2"/>monitoring:</text:p>
      <text:p text:style-name="P26"><text:s text:c="4"/>driver: bridge</text:p>
      <text:p text:style-name="P27"/>
      <text:h text:style-name="P28" text:outline-level="4">2. <text:span text:style-name="Strong_20_Emphasis">Сбор метрик</text:span></text:h>
      <text:list text:style-name="L3">
        <text:list-item>
          <text:p text:style-name="P29"><text:span text:style-name="Strong_20_Emphasis">Prometheus</text:span> настроен для сбора метрик с источников:</text:p>
          <text:list>
            <text:list-item>
              <text:p text:style-name="P29"><text:span text:style-name="Source_20_Text">Node Exporter</text:span>: предоставляет данные о состоянии системы (нагрузка процессора, память, диск).</text:p>
            </text:list-item>
            <text:list-item>
              <text:p text:style-name="P29"><text:span text:style-name="Source_20_Text">CAdvisor</text:span>: метрики контейнеров Docker.</text:p>
            </text:list-item>
            <text:list-item>
              <text:p text:style-name="P30"><text:span text:style-name="Source_20_Text">Telegraf</text:span>: универсальный сбор данных (системные метрики, метрики приложений).</text:p>
            </text:list-item>
          </text:list>
        </text:list-item>
      </text:list>
      <text:p text:style-name="Text_20_body">global:</text:p>
      <text:p text:style-name="Text_20_body"><text:s text:c="2"/>scrape_interval: 15s</text:p>
      <text:p text:style-name="Text_20_body"/>
      <text:p text:style-name="Text_20_body">scrape_configs:</text:p>
      <text:p text:style-name="Text_20_body"><text:s text:c="2"/>- job_name: 'prometheus'</text:p>
      <text:p text:style-name="Text_20_body"><text:s text:c="4"/>static_configs:</text:p>
      <text:p text:style-name="Text_20_body"><text:s text:c="6"/>- targets: ['localhost:9090']</text:p>
      <text:p text:style-name="Text_20_body"/>
      <text:p text:style-name="Text_20_body"><text:s text:c="2"/>- job_name: 'node'</text:p>
      <text:p text:style-name="Text_20_body"><text:s text:c="4"/>static_configs:</text:p>
      <text:p text:style-name="Text_20_body"><text:s text:c="6"/>- targets: ['node_exporter:9100']</text:p>
      <text:p text:style-name="Text_20_body"/>
      <text:p text:style-name="Text_20_body"><text:s text:c="2"/>- job_name: 'cadvisor'</text:p>
      <text:p text:style-name="Text_20_body"><text:s text:c="4"/>static_configs:</text:p>
      <text:p text:style-name="Text_20_body"><text:s text:c="6"/>- targets: ['cadvisor:8080']</text:p>
      <text:h text:style-name="P28" text:outline-level="4">3. <text:span text:style-name="Strong_20_Emphasis">Визуализация в Grafana</text:span></text:h>
      <text:p text:style-name="Text_20_body">В Grafana создано несколько дашбордов с метриками:</text:p>
      <text:list text:style-name="L4">
        <text:list-item>
          <text:p text:style-name="P31"><text:span text:style-name="Strong_20_Emphasis">Процессор</text:span>: Нагрузка на CPU, вычисляемая через <text:span text:style-name="Source_20_Text">rate(node_cpu_seconds_total{mode="user"}[1m])</text:span>.</text:p>
        </text:list-item>
        <text:list-item>
          <text:p text:style-name="P31"><text:span text:style-name="Strong_20_Emphasis">Память</text:span>: Использование оперативной памяти.</text:p>
        </text:list-item>
        <text:list-item>
          <text:p text:style-name="P32"><text:span text:style-name="Strong_20_Emphasis">Контейнеры</text:span>: Нагрузка на контейнеры через <text:span text:style-name="Source_20_Text">CAdvisor</text:span>.</text:p>
        </text:list-item>
      </text:list>
      <text:p text:style-name="P26"/>
      <text:p text:style-name="P27"/>
      <text:h text:style-name="P28" text:outline-level="4">4. <text:span text:style-name="Strong_20_Emphasis">Настройка HTTPS с помощью Traefik</text:span></text:h>
      <text:list text:style-name="L5">
        <text:list-item>
          <text:p text:style-name="P33">Traefik используется для маршрутизации трафика к сервисам.</text:p>
        </text:list-item>
        <text:list-item>
          <text:p text:style-name="P33">Настроены автоматические сертификаты через Let's Encrypt.</text:p>
        </text:list-item>
        <text:list-item>
          <text:p text:style-name="P34">Пример конфигурации <text:span text:style-name="Source_20_Text">traefik.yml</text:span>:</text:p>
        </text:list-item>
      </text:list>
      <text:p text:style-name="Preformatted_20_Text"/>
      <text:p text:style-name="Preformatted_20_Text">entryPoints:</text:p>
      <text:p text:style-name="Preformatted_20_Text"><text:s text:c="2"/>web:</text:p>
      <text:p text:style-name="Preformatted_20_Text"><text:s text:c="4"/>address: ":80"</text:p>
      <text:p text:style-name="Preformatted_20_Text"><text:s text:c="2"/>websecure:</text:p>
      <text:p text:style-name="Preformatted_20_Text"><text:s text:c="4"/>address: ":443"</text:p>
      <text:p text:style-name="Preformatted_20_Text"/>
      <text:p text:style-name="Preformatted_20_Text">certificatesResolvers:</text:p>
      <text:p text:style-name="Preformatted_20_Text"><text:s text:c="2"/>le:</text:p>
      <text:p text:style-name="Preformatted_20_Text"><text:s text:c="4"/>acme:</text:p>
      <text:p text:style-name="Preformatted_20_Text"><text:s text:c="6"/>email: your-email@example.com</text:p>
      <text:p text:style-name="Preformatted_20_Text"><text:s text:c="6"/>storage: acme.json</text:p>
      <text:p text:style-name="Preformatted_20_Text"><text:s text:c="6"/>httpChallenge:</text:p>
      <text:p text:style-name="Preformatted_20_Text"><text:s text:c="8"/>entryPoint: web</text:p>
      <text:p text:style-name="Preformatted_20_Text"/>
      <text:p text:style-name="Preformatted_20_Text">http:</text:p>
      <text:p text:style-name="Preformatted_20_Text"><text:s text:c="2"/>routers:</text:p>
      <text:p text:style-name="Preformatted_20_Text"><text:s text:c="4"/>prometheus:</text:p>
      <text:p text:style-name="Preformatted_20_Text"><text:s text:c="6"/>rule: "Host(`prometheus.example.com`)"</text:p>
      <text:p text:style-name="Preformatted_20_Text"><text:s text:c="6"/>service: prometheus</text:p>
      <text:p text:style-name="Preformatted_20_Text"><text:s text:c="6"/>entryPoints:</text:p>
      <text:p text:style-name="Preformatted_20_Text"><text:s text:c="8"/>- websecure</text:p>
      <text:p text:style-name="Preformatted_20_Text"><text:s text:c="6"/>tls:</text:p>
      <text:p text:style-name="Preformatted_20_Text"><text:s text:c="8"/>certResolver: le</text:p>
      <text:p text:style-name="Preformatted_20_Text"/>
      <text:p text:style-name="P35"/>
      <text:h text:style-name="P28" text:outline-level="4">5. <text:span text:style-name="Strong_20_Emphasis">Настройка алертинга</text:span></text:h>
      <text:p text:style-name="Text_20_body">Настроен алертинг через Alertmanager. Пример правила алерта в <text:span text:style-name="Source_20_Text">alerts.yml</text:span>:</text:p>
      <text:p text:style-name="P26"/>
      <text:p text:style-name="P26">groups:</text:p>
      <text:p text:style-name="P26"><text:s text:c="2"/>- name: example_alerts</text:p>
      <text:p text:style-name="P26"><text:s text:c="4"/>rules:</text:p>
      <text:p text:style-name="P26"><text:s text:c="6"/>- alert: HighCPUUsage</text:p>
      <text:p text:style-name="P26"><text:s text:c="8"/>expr: rate(node_cpu_seconds_total{mode="user"}[1m]) &gt; 0.5</text:p>
      <text:p text:style-name="P26"><text:s text:c="8"/>labels:</text:p>
      <text:p text:style-name="P26"><text:s text:c="10"/>severity: critical</text:p>
      <text:p text:style-name="P26"><text:s text:c="8"/>annotations:</text:p>
      <text:p text:style-name="P26"><text:s text:c="10"/>summary: "High CPU usage detected"</text:p>
      <text:p text:style-name="P26"><text:s text:c="10"/>description: "CPU usage is above 50%."</text:p>
      <text:p text:style-name="P27"/>
      <text:h text:style-name="P28" text:outline-level="4">6. <text:span text:style-name="Strong_20_Emphasis">Сохранение данных</text:span></text:h>
      <text:p text:style-name="Text_20_body">Используются <text:span text:style-name="Strong_20_Emphasis">volumes</text:span> для сохранения состояния сервисов при пересоздании:</text:p>
      <text:list text:style-name="L6">
        <text:list-item>
          <text:p text:style-name="P36"><text:span text:style-name="Strong_20_Emphasis">Prometheus</text:span>: сохраняет историю метрик.</text:p>
        </text:list-item>
        <text:list-item>
          <text:p text:style-name="P36"><text:span text:style-name="Strong_20_Emphasis">Grafana</text:span>: сохраняет созданные дашборды.</text:p>
        </text:list-item>
        <text:list-item>
          <text:p text:style-name="P37"><text:span text:style-name="Strong_20_Emphasis">Alertmanager</text:span>: сохраняет настройки.</text:p>
        </text:list-item>
      </text:list>
      <text:p text:style-name="P26"/>
      <text:h text:style-name="P25" text:outline-level="3"><text:span text:style-name="Strong_20_Emphasis">Результаты</text:span></text:h>
      <text:list text:style-name="L7">
        <text:list-item>
          <text:p text:style-name="P38">Интерфейсы доступны по доменам через HTTPS.</text:p>
        </text:list-item>
        <text:list-item>
          <text:p text:style-name="P38">Prometheus собирает метрики со всех указанных источников.</text:p>
        </text:list-item>
        <text:list-item>
          <text:p text:style-name="P38">В Grafana созданы информативные дашборды.</text:p>
        </text:list-item>
        <text:list-item>
          <text:p text:style-name="P38">Настроен алертинг с использованием Alertmanager.</text:p>
        </text:list-item>
        <text:list-item>
          <text:p text:style-name="P39">При пересоздании проекта все данные и настройки сохраняются благодаря volumes.</text:p>
        </text:list-item>
      </text:list>
      <text:p text:style-name="P26"/>
      <text:h text:style-name="P25" text:outline-level="3"><text:span text:style-name="Strong_20_Emphasis">Вывод</text:span></text:h>
      <text:p text:style-name="Text_20_body">Проект выполнен в полном соответствии с DoD. Настроена эффективная система мониторинга и оповещения.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yle7" style:family="paragraph" style:parent-style-name="Standard">
      <style:paragraph-properties fo:margin-top="0in" fo:margin-bottom="0in" style:contextual-spacing="false" fo:line-height="0.1902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Style19" style:family="paragraph" style:parent-style-name="Standard">
      <style:paragraph-properties fo:margin-top="0in" fo:margin-bottom="0in" style:contextual-spacing="false" fo:line-height="0.1866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Style17" style:family="paragraph" style:parent-style-name="Standard">
      <style:paragraph-properties fo:margin-top="0in" fo:margin-bottom="0in" style:contextual-spacing="false" fo:line-height="0.2827in" fo:text-align="justify" style:justify-single-word="false" fo:orphans="0" fo:widows="0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Штампы" style:family="paragraph" loext:linked-style-name="Штампы_20_Знак">
      <style:paragraph-properties fo:margin-left="0.0193in" fo:margin-top="0in" fo:margin-bottom="0in" style:contextual-spacing="false" fo:line-height="100%" fo:text-align="start" style:justify-single-word="false" fo:orphans="2" fo:widows="2" style:writing-mode="lr-tb"/>
      <style:text-properties style:font-name="GOST type A" fo:font-family="'GOST type A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ont_20_Style22" style:display-name="Font Style22" style:family="text">
      <style:text-properties style:font-name="Arial" fo:font-family="Arial" style:font-family-generic="swiss" style:font-pitch="variable" fo:font-size="8pt" style:font-size-asian="8pt"/>
    </style:style>
    <style:style style:name="Штампы_20_Знак" style:display-name="Штампы Знак" style:family="text" loext:linked-style-name="Штампы">
      <style:text-properties style:font-name="GOST type A" fo:font-family="'GOST type A'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right="0.25in"/>
    </style:style>
    <style:style style:name="MP2" style:family="paragraph" style:parent-style-name="Footer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6244in" fo:margin-bottom="0.4917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2" text:anchor-type="paragraph" svg:y="0.0008in" draw:z-index="8"><draw:text-box fo:min-height="0.0161in" fo:min-width="0.0161in"><text:p text:style-name="MP2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n Ahh</meta:initial-creator>
    <meta:editing-cycles>25</meta:editing-cycles>
    <meta:print-date>2024-12-02T17:51:41.473977542</meta:print-date>
    <meta:creation-date>2018-08-29T18:46:00</meta:creation-date>
    <dc:date>2024-12-07T10:41:55.425797480</dc:date>
    <meta:editing-duration>PT51M28S</meta:editing-duration>
    <meta:generator>LibreOffice/24.8.3.2$Linux_X86_64 LibreOffice_project/e14c9fdd1f585efcbb2c5363087a99d20928d522</meta:generator>
    <meta:printed-by>PDF files</meta:printed-by>
    <meta:document-statistic meta:table-count="0" meta:image-count="0" meta:object-count="0" meta:page-count="9" meta:paragraph-count="169" meta:word-count="519" meta:character-count="5065" meta:non-whitespace-character-count="4238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